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489" officeooo:paragraph-rsid="000f7489"/>
    </style:style>
    <style:style style:name="P2" style:family="paragraph" style:parent-style-name="Standard" style:list-style-name="L1">
      <style:text-properties officeooo:rsid="000f7489" officeooo:paragraph-rsid="000f7489"/>
    </style:style>
    <style:style style:name="P3" style:family="paragraph" style:parent-style-name="Standard" style:list-style-name="L1">
      <style:text-properties officeooo:paragraph-rsid="000f7489"/>
    </style:style>
    <style:style style:name="T1" style:family="text">
      <style:text-properties officeooo:rsid="000f74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2546973" text:style-name="L1">
        <text:list-item>
          <text:p text:style-name="P3"><text:span text:style-name="T1">Verificar a questão do gargalo 10% dos demais.</text:span></text:p>
        </text:list-item>
        <text:list-item>
          <text:p text:style-name="P2">Ver questão do SCTCP e como pode enriquecer</text:p>
        </text:list-item>
        <text:list-item>
          <text:p text:style-name="P2">Tentar uma comparação de abordagens (FeedFoward, Online, Recorrente.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4T20:06:04.846000000</dc:date>
    <meta:editing-duration>PT2M37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" meta:word-count="27" meta:character-count="164" meta:non-whitespace-character-count="143"/>
  </office:meta>
</office:document-meta>
</file>